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margin-top="0in" fo:margin-bottom="0.1665in" loext:contextual-spacing="false" fo:line-height="145%" fo:break-before="auto" fo:break-after="auto"/>
    </style:style>
    <style:style style:name="P3" style:family="paragraph" style:parent-style-name="Standard" style:master-page-name="Standard">
      <style:paragraph-properties style:page-number="1" fo:break-before="auto" fo:break-aft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c9d1d9" style:font-name="Consolas" fo:font-size="9pt" style:font-name-asian="Consolas1" style:font-size-asian="9pt" style:font-name-complex="Consolas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est1</text:span></text:p>
      <text:p text:style-name="P1"/>
      <text:p text:style-name="P2"><text:span text:style-name="T2">{{rawhtml}}</text:span></text:p>
      <text:p text:style-name="P1"><text:span text:style-name="T1">aaa&lt;strong&gt;ccc&lt;/strong&gt;ccc</text:span></text:p>
      <text:p text:style-name="P2"><text:span text:style-name="T2">{{/rawhtml}}</text:span></text:p>
      <text:p text:style-name="P1"/>
      <text:p text:style-name="P1">Test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5" meta:character-count="59" meta:non-whitespace-character-count="59"/>
    <meta:generator>LibreOfficeDev/6.0.5.2$Linux_X86_64 LibreOffice_project/</meta:generator>
  </office:meta>
</office:document-meta>
</file>